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3291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"/>
    <style:style style:name="ce3" style:family="table-cell" style:parent-style-name="Default"/>
    <style:style style:name="ce4" style:family="table-cell" style:parent-style-name="Default" style:data-style-name="N121"/>
    <style:style style:name="ce5" style:family="table-cell" style:parent-style-name="Default" style:data-style-name="N121">
      <style:map style:condition="cell-content()&gt;0.8" style:apply-style-name="Bad" style:base-cell-address="Sheet1.G1"/>
      <style:map style:condition="cell-content()=0" style:apply-style-name="Accent" style:base-cell-address="Sheet1.G1"/>
    </style:style>
    <style:style style:name="ce12" style:family="table-cell" style:parent-style-name="Default"/>
    <style:style style:name="ce6" style:family="table-cell" style:parent-style-name="Default">
      <style:map style:condition="cell-content()&gt;0.8" style:apply-style-name="Accent" style:base-cell-address="Sheet1.L3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Bacterial concentration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Tracer size</text:p>
          </table:table-cell>
          <table:table-cell office:value-type="string" calcext:value-type="string">
            <text:p>Curvature radius</text:p>
          </table:table-cell>
          <table:table-cell office:value-type="string" calcext:value-type="string">
            <text:p>Effective diffusivity</text:p>
          </table:table-cell>
          <table:table-cell office:value-type="string" calcext:value-type="string">
            <text:p>Thermal diffusivity</text:p>
          </table:table-cell>
          <table:table-cell office:value-type="string" calcext:value-type="string">
            <text:p>D_T/D_eff</text:p>
          </table:table-cell>
          <table:table-cell office:value-type="string" calcext:value-type="string">
            <text:p>Experimental system</text:p>
          </table:table-cell>
          <table:table-cell office:value-type="string" calcext:value-type="string">
            <text:p>Tracer material</text:p>
          </table:table-cell>
          <table:table-cell office:value-type="string" calcext:value-type="string">
            <text:p>Deff/OD*Tracersiz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2]/800000000" office:value-type="float" office:value="3.75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.38E-023 * 300 / (6*3.14*0.001*[.C2]/2*0.000001) * 1000000000000" office:value-type="float" office:value="0.0439490445859873" calcext:value-type="float">
            <text:p>0.044</text:p>
          </table:table-cell>
          <table:table-cell table:formula="of:=[.F2]/[.E2]" office:value-type="float" office:value="0.00439490445859873" calcext:value-type="float">
            <text:p>0.004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2]*[.E2]/[.B2]" office:value-type="float" office:value="26.6666666666667" calcext:value-type="float">
            <text:p>26.6666666666667</text:p>
          </table:table-cell>
          <table:table-cell office:value-type="string" calcext:value-type="string">
            <text:p>Wu 2000</text:p>
          </table:table-cell>
          <table:table-cell/>
        </table:table-row>
        <table:table-row table:style-name="ro1">
          <table:table-cell table:style-name="ce1" office:value-type="float" office:value="6700000000" calcext:value-type="float">
            <text:p>6.70E+09</text:p>
          </table:table-cell>
          <table:table-cell table:formula="of:=[.A3]/800000000" office:value-type="float" office:value="8.375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1.38E-023 * 300 / (6*3.14*0.001*[.C3]/2*0.000001) * 1000000000000" office:value-type="float" office:value="0.0439490445859873" calcext:value-type="float">
            <text:p>0.044</text:p>
          </table:table-cell>
          <table:table-cell table:formula="of:=[.F3]/[.E3]" office:value-type="float" office:value="0.00292993630573248" calcext:value-type="float">
            <text:p>0.003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]*[.E3]/[.B3]" office:value-type="float" office:value="17.910447761194" calcext:value-type="float">
            <text:p>17.910447761194</text:p>
          </table:table-cell>
          <table:table-cell office:value-type="string" calcext:value-type="string">
            <text:p>Wu 2000</text:p>
          </table:table-cell>
          <table:table-cell/>
        </table:table-row>
        <table:table-row table:style-name="ro1">
          <table:table-cell table:style-name="ce1" office:value-type="float" office:value="13400000000" calcext:value-type="float">
            <text:p>1.34E+10</text:p>
          </table:table-cell>
          <table:table-cell table:formula="of:=[.A4]/800000000" office:value-type="float" office:value="16.75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1.38E-023 * 300 / (6*3.14*0.001*[.C4]/2*0.000001) * 1000000000000" office:value-type="float" office:value="0.0439490445859873" calcext:value-type="float">
            <text:p>0.044</text:p>
          </table:table-cell>
          <table:table-cell table:formula="of:=[.F4]/[.E4]" office:value-type="float" office:value="0.00125568698817106" calcext:value-type="float">
            <text:p>0.001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4]*[.E4]/[.B4]" office:value-type="float" office:value="20.8955223880597" calcext:value-type="float">
            <text:p>20.8955223880597</text:p>
          </table:table-cell>
          <table:table-cell office:value-type="string" calcext:value-type="string">
            <text:p>Wu 2000</text:p>
          </table:table-cell>
          <table:table-cell/>
        </table:table-row>
        <table:table-row table:style-name="ro1">
          <table:table-cell table:style-name="ce1" office:value-type="float" office:value="26000000000" calcext:value-type="float">
            <text:p>2.60E+10</text:p>
          </table:table-cell>
          <table:table-cell table:formula="of:=[.A5]/800000000" office:value-type="float" office:value="32.5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1.38E-023 * 300 / (6*3.14*0.001*[.C5]/2*0.000001) * 1000000000000" office:value-type="float" office:value="0.0439490445859873" calcext:value-type="float">
            <text:p>0.044</text:p>
          </table:table-cell>
          <table:table-cell table:formula="of:=[.F5]/[.E5]" office:value-type="float" office:value="0.000676139147476727" calcext:value-type="float">
            <text:p>0.001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5]*[.E5]/[.B5]" office:value-type="float" office:value="20" calcext:value-type="float">
            <text:p>20</text:p>
          </table:table-cell>
          <table:table-cell office:value-type="string" calcext:value-type="string">
            <text:p>Wu 2000</text:p>
          </table:table-cell>
          <table:table-cell/>
        </table:table-row>
        <table:table-row table:style-name="ro1">
          <table:table-cell table:style-name="ce1" office:value-type="float" office:value="53500000000" calcext:value-type="float">
            <text:p>5.35E+10</text:p>
          </table:table-cell>
          <table:table-cell table:formula="of:=[.A6]/800000000" office:value-type="float" office:value="66.875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1.38E-023 * 300 / (6*3.14*0.001*[.C6]/2*0.000001) * 1000000000000" office:value-type="float" office:value="0.0439490445859873" calcext:value-type="float">
            <text:p>0.044</text:p>
          </table:table-cell>
          <table:table-cell table:formula="of:=[.F6]/[.E6]" office:value-type="float" office:value="0.000439490445859873" calcext:value-type="float">
            <text:p>0.000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6]*[.E6]/[.B6]" office:value-type="float" office:value="14.9532710280374" calcext:value-type="float">
            <text:p>14.9532710280374</text:p>
          </table:table-cell>
          <table:table-cell office:value-type="string" calcext:value-type="string">
            <text:p>Wu 2000</text:p>
          </table:table-cell>
          <table:table-cell/>
        </table:table-row>
        <table:table-row table:style-name="ro1">
          <table:table-cell table:style-name="ce1" office:value-type="float" office:value="10000000000" calcext:value-type="float">
            <text:p>1.00E+10</text:p>
          </table:table-cell>
          <table:table-cell table:formula="of:=[.A7]/800000000" office:value-type="float" office:value="12.5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table:formula="of:=1.38E-023 * 300 / (6*3.14*0.001*[.C7]/2*0.000001) * 1000000000000" office:value-type="float" office:value="0.0627843494085532" calcext:value-type="float">
            <text:p>0.063</text:p>
          </table:table-cell>
          <table:table-cell table:formula="of:=[.F7]/[.E7]" office:value-type="float" office:value="0.20253015938243" calcext:value-type="float">
            <text:p>0.203</text:p>
          </table:table-cell>
          <table:table-cell office:value-type="string" calcext:value-type="string">
            <text:p>Glass capillary</text:p>
          </table:table-cell>
          <table:table-cell office:value-type="string" calcext:value-type="string">
            <text:p>Silica</text:p>
          </table:table-cell>
          <table:table-cell table:formula="of:=[.C7]*[.E7]/[.B7]" office:value-type="float" office:value="0.1736" calcext:value-type="float">
            <text:p>0.1736</text:p>
          </table:table-cell>
          <table:table-cell office:value-type="string" calcext:value-type="string">
            <text:p>Maggi 2014</text:p>
          </table:table-cell>
          <table:table-cell/>
        </table:table-row>
        <table:table-row table:style-name="ro1">
          <table:table-cell table:style-name="ce1" office:value-type="float" office:value="10000000000" calcext:value-type="float">
            <text:p>1.00E+10</text:p>
          </table:table-cell>
          <table:table-cell table:formula="of:=[.A8]/800000000" office:value-type="float" office:value="12.5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31" calcext:value-type="float">
            <text:p>0.31</text:p>
          </table:table-cell>
          <table:table-cell table:formula="of:=1.38E-023 * 300 / (6*3.14*0.001*[.C8]/2*0.000001) * 1000000000000" office:value-type="float" office:value="0.0627843494085532" calcext:value-type="float">
            <text:p>0.063</text:p>
          </table:table-cell>
          <table:table-cell table:formula="of:=[.F8]/[.E8]" office:value-type="float" office:value="0.20253015938243" calcext:value-type="float">
            <text:p>0.203</text:p>
          </table:table-cell>
          <table:table-cell office:value-type="string" calcext:value-type="string">
            <text:p>Glass capillary</text:p>
          </table:table-cell>
          <table:table-cell office:value-type="string" calcext:value-type="string">
            <text:p>Silica</text:p>
          </table:table-cell>
          <table:table-cell table:formula="of:=[.C8]*[.E8]/[.B8]" office:value-type="float" office:value="0.1736" calcext:value-type="float">
            <text:p>0.1736</text:p>
          </table:table-cell>
          <table:table-cell office:value-type="string" calcext:value-type="string">
            <text:p>Maggi 2014</text:p>
          </table:table-cell>
          <table:table-cell/>
        </table:table-row>
        <table:table-row table:style-name="ro1">
          <table:table-cell table:style-name="ce1" office:value-type="float" office:value="100000000" calcext:value-type="float">
            <text:p>1.00E+08</text:p>
          </table:table-cell>
          <table:table-cell table:formula="of:=[.A9]/800000000" office:value-type="float" office:value="0.12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formula="of:=1.38E-023 * 300 / (6*3.14*0.001*[.C9]/2*0.000001) * 1000000000000" office:value-type="float" office:value="0.0439490445859873" calcext:value-type="float">
            <text:p>0.044</text:p>
          </table:table-cell>
          <table:table-cell table:formula="of:=[.F9]/[.E9]" office:value-type="float" office:value="4.39490445859873" calcext:value-type="float">
            <text:p>4.395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9]*[.E9]/[.B9]" office:value-type="float" office:value="0.8" calcext:value-type="float">
            <text:p>0.8</text:p>
          </table:table-cell>
          <table:table-cell office:value-type="string" calcext:value-type="string">
            <text:p>Lagarde 2020</text:p>
          </table:table-cell>
          <table:table-cell/>
        </table:table-row>
        <table:table-row table:style-name="ro1">
          <table:table-cell table:style-name="ce1" office:value-type="float" office:value="1000000000" calcext:value-type="float">
            <text:p>1.00E+09</text:p>
          </table:table-cell>
          <table:table-cell table:formula="of:=[.A10]/800000000" office:value-type="float" office:value="1.25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1.38E-023 * 300 / (6*3.14*0.001*[.C10]/2*0.000001) * 1000000000000" office:value-type="float" office:value="0.0439490445859873" calcext:value-type="float">
            <text:p>0.044</text:p>
          </table:table-cell>
          <table:table-cell table:formula="of:=[.F10]/[.E10]" office:value-type="float" office:value="0.439490445859873" calcext:value-type="float">
            <text:p>0.439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10]*[.E10]/[.B10]" office:value-type="float" office:value="0.8" calcext:value-type="float">
            <text:p>0.8</text:p>
          </table:table-cell>
          <table:table-cell office:value-type="string" calcext:value-type="string">
            <text:p>Lagarde 2020</text:p>
          </table:table-cell>
          <table:table-cell/>
        </table:table-row>
        <table:table-row table:style-name="ro1">
          <table:table-cell table:style-name="ce1" office:value-type="float" office:value="10000000000" calcext:value-type="float">
            <text:p>1.00E+10</text:p>
          </table:table-cell>
          <table:table-cell table:formula="of:=[.A11]/800000000" office:value-type="float" office:value="12.5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1.38E-023 * 300 / (6*3.14*0.001*[.C11]/2*0.000001) * 1000000000000" office:value-type="float" office:value="0.0439490445859873" calcext:value-type="float">
            <text:p>0.044</text:p>
          </table:table-cell>
          <table:table-cell table:formula="of:=[.F11]/[.E11]" office:value-type="float" office:value="0.109872611464968" calcext:value-type="float">
            <text:p>0.110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11]*[.E11]/[.B11]" office:value-type="float" office:value="0.32" calcext:value-type="float">
            <text:p>0.32</text:p>
          </table:table-cell>
          <table:table-cell office:value-type="string" calcext:value-type="string">
            <text:p>Lagarde 2020</text:p>
          </table:table-cell>
          <table:table-cell/>
        </table:table-row>
        <table:table-row table:style-name="ro1">
          <table:table-cell table:style-name="ce1" office:value-type="float" office:value="100000000000" calcext:value-type="float">
            <text:p>1.00E+11</text:p>
          </table:table-cell>
          <table:table-cell table:formula="of:=[.A12]/800000000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formula="of:=1.38E-023 * 300 / (6*3.14*0.001*[.C12]/2*0.000001) * 1000000000000" office:value-type="float" office:value="0.0439490445859873" calcext:value-type="float">
            <text:p>0.044</text:p>
          </table:table-cell>
          <table:table-cell table:formula="of:=[.F12]/[.E12]" office:value-type="float" office:value="0.0313921747042766" calcext:value-type="float">
            <text:p>0.031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12]*[.E12]/[.B12]" office:value-type="float" office:value="0.112" calcext:value-type="float">
            <text:p>0.112</text:p>
          </table:table-cell>
          <table:table-cell office:value-type="string" calcext:value-type="string">
            <text:p>Lagarde 2020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.00E+00</text:p>
          </table:table-cell>
          <table:table-cell table:formula="of:=[.A13]/8000000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1.38E-023 * 300 / (6*3.14*0.001*[.C13]/2*0.000001) * 1000000000000" office:value-type="float" office:value="0.439490445859873" calcext:value-type="float">
            <text:p>0.439</text:p>
          </table:table-cell>
          <table:table-cell table:formula="of:=[.F13]/[.E13]" office:value-type="float" office:value="0.878980891719745" calcext:value-type="float">
            <text:p>0.879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PS</text:p>
          </table:table-cell>
          <table:table-cell table:formula="of:=[.C13]*[.E13]/[.B13]" office:value-type="string" office:string-value="" calcext:value-type="error">
            <text:p>#DIV/0!</text:p>
          </table:table-cell>
          <table:table-cell office:value-type="string" calcext:value-type="string">
            <text:p>Kasyap 2014</text:p>
          </table:table-cell>
          <table:table-cell/>
        </table:table-row>
        <table:table-row table:style-name="ro1">
          <table:table-cell table:style-name="ce1" office:value-type="float" office:value="5000000000" calcext:value-type="float">
            <text:p>5.00E+09</text:p>
          </table:table-cell>
          <table:table-cell table:formula="of:=[.A14]/800000000" office:value-type="float" office:value="6.25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1.38E-023 * 300 / (6*3.14*0.001*[.C14]/2*0.000001) * 1000000000000" office:value-type="float" office:value="0.439490445859873" calcext:value-type="float">
            <text:p>0.439</text:p>
          </table:table-cell>
          <table:table-cell table:formula="of:=[.F14]/[.E14]" office:value-type="float" office:value="0.627843494085532" calcext:value-type="float">
            <text:p>0.628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PS</text:p>
          </table:table-cell>
          <table:table-cell table:formula="of:=[.C14]*[.E14]/[.B14]" office:value-type="float" office:value="0.112" calcext:value-type="float">
            <text:p>0.112</text:p>
          </table:table-cell>
          <table:table-cell office:value-type="string" calcext:value-type="string">
            <text:p>Kasyap 2014</text:p>
          </table:table-cell>
          <table:table-cell/>
        </table:table-row>
        <table:table-row table:style-name="ro1">
          <table:table-cell table:style-name="ce1" office:value-type="float" office:value="10000000000" calcext:value-type="float">
            <text:p>1.00E+10</text:p>
          </table:table-cell>
          <table:table-cell table:formula="of:=[.A15]/800000000" office:value-type="float" office:value="12.5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.38E-023 * 300 / (6*3.14*0.001*[.C15]/2*0.000001) * 1000000000000" office:value-type="float" office:value="0.439490445859873" calcext:value-type="float">
            <text:p>0.439</text:p>
          </table:table-cell>
          <table:table-cell table:formula="of:=[.F15]/[.E15]" office:value-type="float" office:value="0.439490445859873" calcext:value-type="float">
            <text:p>0.439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PS</text:p>
          </table:table-cell>
          <table:table-cell table:formula="of:=[.C15]*[.E15]/[.B15]" office:value-type="float" office:value="0.08" calcext:value-type="float">
            <text:p>0.08</text:p>
          </table:table-cell>
          <table:table-cell office:value-type="string" calcext:value-type="string">
            <text:p>Kasyap 2014</text:p>
          </table:table-cell>
          <table:table-cell/>
        </table:table-row>
        <table:table-row table:style-name="ro1">
          <table:table-cell table:style-name="ce1" office:value-type="float" office:value="13000000000" calcext:value-type="float">
            <text:p>1.30E+10</text:p>
          </table:table-cell>
          <table:table-cell table:formula="of:=[.A16]/800000000" office:value-type="float" office:value="16.25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formula="of:=1.38E-023 * 300 / (6*3.14*0.001*[.C16]/2*0.000001) * 1000000000000" office:value-type="float" office:value="0.439490445859873" calcext:value-type="float">
            <text:p>0.439</text:p>
          </table:table-cell>
          <table:table-cell table:formula="of:=[.F16]/[.E16]" office:value-type="float" office:value="0.366242038216561" calcext:value-type="float">
            <text:p>0.366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PS</text:p>
          </table:table-cell>
          <table:table-cell table:formula="of:=[.C16]*[.E16]/[.B16]" office:value-type="float" office:value="0.0738461538461538" calcext:value-type="float">
            <text:p>0.0738461538461538</text:p>
          </table:table-cell>
          <table:table-cell office:value-type="string" calcext:value-type="string">
            <text:p>Kasyap 2014</text:p>
          </table:table-cell>
          <table:table-cell/>
        </table:table-row>
        <table:table-row table:style-name="ro1">
          <table:table-cell table:style-name="ce1" office:value-type="float" office:value="17000000000" calcext:value-type="float">
            <text:p>1.70E+10</text:p>
          </table:table-cell>
          <table:table-cell table:formula="of:=[.A17]/800000000" office:value-type="float" office:value="21.25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formula="of:=1.38E-023 * 300 / (6*3.14*0.001*[.C17]/2*0.000001) * 1000000000000" office:value-type="float" office:value="0.439490445859873" calcext:value-type="float">
            <text:p>0.439</text:p>
          </table:table-cell>
          <table:table-cell table:formula="of:=[.F17]/[.E17]" office:value-type="float" office:value="0.19976838448176" calcext:value-type="float">
            <text:p>0.200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PS</text:p>
          </table:table-cell>
          <table:table-cell table:formula="of:=[.C17]*[.E17]/[.B17]" office:value-type="float" office:value="0.103529411764706" calcext:value-type="float">
            <text:p>0.103529411764706</text:p>
          </table:table-cell>
          <table:table-cell office:value-type="string" calcext:value-type="string">
            <text:p>Kasyap 201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8]/8000000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1.38E-023 * 300 / (6*3.14*0.001*[.C18]/2*0.000001) * 1000000000000" office:value-type="float" office:value="0.439490445859873" calcext:value-type="float">
            <text:p>0.439</text:p>
          </table:table-cell>
          <table:table-cell table:formula="of:=[.F18]/[.E18]" office:value-type="float" office:value="1.46496815286624" calcext:value-type="float">
            <text:p>1.465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18]*[.E18]/[.B18]" office:value-type="string" office:string-value="" calcext:value-type="error">
            <text:p>#DIV/0!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1000000000" calcext:value-type="float">
            <text:p>1.00E+09</text:p>
          </table:table-cell>
          <table:table-cell table:formula="of:=[.A19]/800000000" office:value-type="float" office:value="1.25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table:formula="of:=1.38E-023 * 300 / (6*3.14*0.001*[.C19]/2*0.000001) * 1000000000000" office:value-type="float" office:value="0.439490445859873" calcext:value-type="float">
            <text:p>0.439</text:p>
          </table:table-cell>
          <table:table-cell table:formula="of:=[.F19]/[.E19]" office:value-type="float" office:value="1.3734076433121" calcext:value-type="float">
            <text:p>1.373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19]*[.E19]/[.B19]" office:value-type="float" office:value="0.256" calcext:value-type="float">
            <text:p>0.256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2000000000" calcext:value-type="float">
            <text:p>2.00E+09</text:p>
          </table:table-cell>
          <table:table-cell table:formula="of:=[.A20]/800000000" office:value-type="float" office:value="2.5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formula="of:=1.38E-023 * 300 / (6*3.14*0.001*[.C20]/2*0.000001) * 1000000000000" office:value-type="float" office:value="0.439490445859873" calcext:value-type="float">
            <text:p>0.439</text:p>
          </table:table-cell>
          <table:table-cell table:formula="of:=[.F20]/[.E20]" office:value-type="float" office:value="1.25568698817106" calcext:value-type="float">
            <text:p>1.256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20]*[.E20]/[.B20]" office:value-type="float" office:value="0.14" calcext:value-type="float">
            <text:p>0.14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21]/800000000" office:value-type="float" office:value="3.75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1.38E-023 * 300 / (6*3.14*0.001*[.C21]/2*0.000001) * 1000000000000" office:value-type="float" office:value="0.439490445859873" calcext:value-type="float">
            <text:p>0.439</text:p>
          </table:table-cell>
          <table:table-cell table:formula="of:=[.F21]/[.E21]" office:value-type="float" office:value="1.09872611464968" calcext:value-type="float">
            <text:p>1.099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21]*[.E21]/[.B21]" office:value-type="float" office:value="0.106666666666667" calcext:value-type="float">
            <text:p>0.106666666666667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]/8000000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formula="of:=1.38E-023 * 300 / (6*3.14*0.001*[.C22]/2*0.000001) * 1000000000000" office:value-type="float" office:value="0.219745222929936" calcext:value-type="float">
            <text:p>0.220</text:p>
          </table:table-cell>
          <table:table-cell table:formula="of:=[.F22]/[.E22]" office:value-type="float" office:value="1.46496815286624" calcext:value-type="float">
            <text:p>1.465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22]*[.E22]/[.B22]" office:value-type="string" office:string-value="" calcext:value-type="error">
            <text:p>#DIV/0!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1000000000" calcext:value-type="float">
            <text:p>1.00E+09</text:p>
          </table:table-cell>
          <table:table-cell table:formula="of:=[.A23]/800000000" office:value-type="float" office:value="1.25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1.38E-023 * 300 / (6*3.14*0.001*[.C23]/2*0.000001) * 1000000000000" office:value-type="float" office:value="0.219745222929936" calcext:value-type="float">
            <text:p>0.220</text:p>
          </table:table-cell>
          <table:table-cell table:formula="of:=[.F23]/[.E23]" office:value-type="float" office:value="1.09872611464968" calcext:value-type="float">
            <text:p>1.099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23]*[.E23]/[.B23]" office:value-type="float" office:value="0.32" calcext:value-type="float">
            <text:p>0.32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2000000000" calcext:value-type="float">
            <text:p>2.00E+09</text:p>
          </table:table-cell>
          <table:table-cell table:formula="of:=[.A24]/800000000" office:value-type="float" office:value="2.5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1.38E-023 * 300 / (6*3.14*0.001*[.C24]/2*0.000001) * 1000000000000" office:value-type="float" office:value="0.219745222929936" calcext:value-type="float">
            <text:p>0.220</text:p>
          </table:table-cell>
          <table:table-cell table:formula="of:=[.F24]/[.E24]" office:value-type="float" office:value="0.878980891719745" calcext:value-type="float">
            <text:p>0.879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24]*[.E24]/[.B24]" office:value-type="float" office:value="0.2" calcext:value-type="float">
            <text:p>0.2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25]/800000000" office:value-type="float" office:value="3.75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1.38E-023 * 300 / (6*3.14*0.001*[.C25]/2*0.000001) * 1000000000000" office:value-type="float" office:value="0.219745222929936" calcext:value-type="float">
            <text:p>0.220</text:p>
          </table:table-cell>
          <table:table-cell table:formula="of:=[.F25]/[.E25]" office:value-type="float" office:value="0.732484076433121" calcext:value-type="float">
            <text:p>0.732</text:p>
          </table:table-cell>
          <table:table-cell office:value-type="string" calcext:value-type="string">
            <text:p>Glass substrate</text:p>
          </table:table-cell>
          <table:table-cell office:value-type="string" calcext:value-type="string">
            <text:p>PS</text:p>
          </table:table-cell>
          <table:table-cell table:formula="of:=[.C25]*[.E25]/[.B25]" office:value-type="float" office:value="0.16" calcext:value-type="float">
            <text:p>0.16</text:p>
          </table:table-cell>
          <table:table-cell office:value-type="string" calcext:value-type="string">
            <text:p>Mino 2011</text:p>
          </table:table-cell>
          <table:table-cell/>
        </table:table-row>
        <table:table-row table:style-name="ro1">
          <table:table-cell table:style-name="ce1" office:value-type="float" office:value="750000000" calcext:value-type="float">
            <text:p>7.50E+08</text:p>
          </table:table-cell>
          <table:table-cell table:formula="of:=[.A26]/800000000" office:value-type="float" office:value="0.9375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1.38E-023 * 300 / (6*3.14*0.001*[.C26]/2*0.000001) * 1000000000000" office:value-type="float" office:value="0.732484076433121" calcext:value-type="float">
            <text:p>0.732</text:p>
          </table:table-cell>
          <table:table-cell table:formula="of:=[.F26]/[.E26]" office:value-type="float" office:value="1.2208067940552" calcext:value-type="float">
            <text:p>1.221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26]*[.E26]/[.B26]" office:value-type="float" office:value="0.384" calcext:value-type="float">
            <text:p>0.384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1500000000" calcext:value-type="float">
            <text:p>1.50E+09</text:p>
          </table:table-cell>
          <table:table-cell table:formula="of:=[.A27]/800000000" office:value-type="float" office:value="1.875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formula="of:=1.38E-023 * 300 / (6*3.14*0.001*[.C27]/2*0.000001) * 1000000000000" office:value-type="float" office:value="0.732484076433121" calcext:value-type="float">
            <text:p>0.732</text:p>
          </table:table-cell>
          <table:table-cell table:formula="of:=[.F27]/[.E27]" office:value-type="float" office:value="1.04640582347589" calcext:value-type="float">
            <text:p>1.046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27]*[.E27]/[.B27]" office:value-type="float" office:value="0.224" calcext:value-type="float">
            <text:p>0.224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28]/800000000" office:value-type="float" office:value="3.75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1.38E-023 * 300 / (6*3.14*0.001*[.C28]/2*0.000001) * 1000000000000" office:value-type="float" office:value="0.732484076433121" calcext:value-type="float">
            <text:p>0.732</text:p>
          </table:table-cell>
          <table:table-cell table:formula="of:=[.F28]/[.E28]" office:value-type="float" office:value="0.813871196036801" calcext:value-type="float">
            <text:p>0.814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28]*[.E28]/[.B28]" office:value-type="float" office:value="0.144" calcext:value-type="float">
            <text:p>0.144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0" calcext:value-type="float">
            <text:p>7.50E+09</text:p>
          </table:table-cell>
          <table:table-cell table:formula="of:=[.A29]/800000000" office:value-type="float" office:value="9.375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formula="of:=1.38E-023 * 300 / (6*3.14*0.001*[.C29]/2*0.000001) * 1000000000000" office:value-type="float" office:value="0.732484076433121" calcext:value-type="float">
            <text:p>0.732</text:p>
          </table:table-cell>
          <table:table-cell table:formula="of:=[.F29]/[.E29]" office:value-type="float" office:value="0.610403397027601" calcext:value-type="float">
            <text:p>0.610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29]*[.E29]/[.B29]" office:value-type="float" office:value="0.0768" calcext:value-type="float">
            <text:p>0.0768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" calcext:value-type="float">
            <text:p>7.50E+08</text:p>
          </table:table-cell>
          <table:table-cell table:formula="of:=[.A30]/800000000" office:value-type="float" office:value="0.9375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1.38E-023 * 300 / (6*3.14*0.001*[.C30]/2*0.000001) * 1000000000000" office:value-type="float" office:value="0.219745222929936" calcext:value-type="float">
            <text:p>0.220</text:p>
          </table:table-cell>
          <table:table-cell table:formula="of:=[.F30]/[.E30]" office:value-type="float" office:value="0.439490445859873" calcext:value-type="float">
            <text:p>0.439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0]*[.E30]/[.B30]" office:value-type="float" office:value="1.06666666666667" calcext:value-type="float">
            <text:p>1.06666666666667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1500000000" calcext:value-type="float">
            <text:p>1.50E+09</text:p>
          </table:table-cell>
          <table:table-cell table:formula="of:=[.A31]/800000000" office:value-type="float" office:value="1.875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1.38E-023 * 300 / (6*3.14*0.001*[.C31]/2*0.000001) * 1000000000000" office:value-type="float" office:value="0.219745222929936" calcext:value-type="float">
            <text:p>0.220</text:p>
          </table:table-cell>
          <table:table-cell table:formula="of:=[.F31]/[.E31]" office:value-type="float" office:value="0.24416135881104" calcext:value-type="float">
            <text:p>0.244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1]*[.E31]/[.B31]" office:value-type="float" office:value="0.96" calcext:value-type="float">
            <text:p>0.96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32]/800000000" office:value-type="float" office:value="3.75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formula="of:=1.38E-023 * 300 / (6*3.14*0.001*[.C32]/2*0.000001) * 1000000000000" office:value-type="float" office:value="0.219745222929936" calcext:value-type="float">
            <text:p>0.220</text:p>
          </table:table-cell>
          <table:table-cell table:formula="of:=[.F32]/[.E32]" office:value-type="float" office:value="0.18312101910828" calcext:value-type="float">
            <text:p>0.183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2]*[.E32]/[.B32]" office:value-type="float" office:value="0.64" calcext:value-type="float">
            <text:p>0.64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0" calcext:value-type="float">
            <text:p>7.50E+09</text:p>
          </table:table-cell>
          <table:table-cell table:formula="of:=[.A33]/800000000" office:value-type="float" office:value="9.375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formula="of:=1.38E-023 * 300 / (6*3.14*0.001*[.C33]/2*0.000001) * 1000000000000" office:value-type="float" office:value="0.219745222929936" calcext:value-type="float">
            <text:p>0.220</text:p>
          </table:table-cell>
          <table:table-cell table:formula="of:=[.F33]/[.E33]" office:value-type="float" office:value="0.0955414012738854" calcext:value-type="float">
            <text:p>0.096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3]*[.E33]/[.B33]" office:value-type="float" office:value="0.490666666666667" calcext:value-type="float">
            <text:p>0.490666666666667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" calcext:value-type="float">
            <text:p>7.50E+08</text:p>
          </table:table-cell>
          <table:table-cell table:formula="of:=[.A34]/800000000" office:value-type="float" office:value="0.9375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formula="of:=1.38E-023 * 300 / (6*3.14*0.001*[.C34]/2*0.000001) * 1000000000000" office:value-type="float" office:value="0.027468152866242" calcext:value-type="float">
            <text:p>0.027</text:p>
          </table:table-cell>
          <table:table-cell table:formula="of:=[.F34]/[.E34]" office:value-type="float" office:value="0.13734076433121" calcext:value-type="float">
            <text:p>0.137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4]*[.E34]/[.B34]" office:value-type="float" office:value="3.41333333333333" calcext:value-type="float">
            <text:p>3.41333333333333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1500000000" calcext:value-type="float">
            <text:p>1.50E+09</text:p>
          </table:table-cell>
          <table:table-cell table:formula="of:=[.A35]/800000000" office:value-type="float" office:value="1.875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1.38E-023 * 300 / (6*3.14*0.001*[.C35]/2*0.000001) * 1000000000000" office:value-type="float" office:value="0.027468152866242" calcext:value-type="float">
            <text:p>0.027</text:p>
          </table:table-cell>
          <table:table-cell table:formula="of:=[.F35]/[.E35]" office:value-type="float" office:value="0.0549363057324841" calcext:value-type="float">
            <text:p>0.055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5]*[.E35]/[.B35]" office:value-type="float" office:value="4.26666666666667" calcext:value-type="float">
            <text:p>4.26666666666667</text:p>
          </table:table-cell>
          <table:table-cell office:value-type="string" calcext:value-type="string">
            <text:p>Patteson 2016</text:p>
          </table:table-cell>
          <table:table-cell table:style-name="ce6"/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36]/800000000" office:value-type="float" office:value="3.75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formula="of:=1.38E-023 * 300 / (6*3.14*0.001*[.C36]/2*0.000001) * 1000000000000" office:value-type="float" office:value="0.027468152866242" calcext:value-type="float">
            <text:p>0.027</text:p>
          </table:table-cell>
          <table:table-cell table:formula="of:=[.F36]/[.E36]" office:value-type="float" office:value="0.0457802547770701" calcext:value-type="float">
            <text:p>0.046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6]*[.E36]/[.B36]" office:value-type="float" office:value="2.56" calcext:value-type="float">
            <text:p>2.56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0" calcext:value-type="float">
            <text:p>7.50E+09</text:p>
          </table:table-cell>
          <table:table-cell table:formula="of:=[.A37]/800000000" office:value-type="float" office:value="9.375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formula="of:=1.38E-023 * 300 / (6*3.14*0.001*[.C37]/2*0.000001) * 1000000000000" office:value-type="float" office:value="0.027468152866242" calcext:value-type="float">
            <text:p>0.027</text:p>
          </table:table-cell>
          <table:table-cell table:formula="of:=[.F37]/[.E37]" office:value-type="float" office:value="0.01248552403011" calcext:value-type="float">
            <text:p>0.012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7]*[.E37]/[.B37]" office:value-type="float" office:value="3.75466666666667" calcext:value-type="float">
            <text:p>3.75466666666667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" calcext:value-type="float">
            <text:p>7.50E+08</text:p>
          </table:table-cell>
          <table:table-cell table:formula="of:=[.A38]/800000000" office:value-type="float" office:value="0.9375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1.38E-023 * 300 / (6*3.14*0.001*[.C38]/2*0.000001) * 1000000000000" office:value-type="float" office:value="0.0112689857912788" calcext:value-type="float">
            <text:p>0.011</text:p>
          </table:table-cell>
          <table:table-cell table:formula="of:=[.F38]/[.E38]" office:value-type="float" office:value="0.112689857912788" calcext:value-type="float">
            <text:p>0.113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8]*[.E38]/[.B38]" office:value-type="float" office:value="4.16" calcext:value-type="float">
            <text:p>4.16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1500000000" calcext:value-type="float">
            <text:p>1.50E+09</text:p>
          </table:table-cell>
          <table:table-cell table:formula="of:=[.A39]/800000000" office:value-type="float" office:value="1.875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formula="of:=1.38E-023 * 300 / (6*3.14*0.001*[.C39]/2*0.000001) * 1000000000000" office:value-type="float" office:value="0.0112689857912788" calcext:value-type="float">
            <text:p>0.011</text:p>
          </table:table-cell>
          <table:table-cell table:formula="of:=[.F39]/[.E39]" office:value-type="float" office:value="0.0375632859709293" calcext:value-type="float">
            <text:p>0.038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39]*[.E39]/[.B39]" office:value-type="float" office:value="6.24" calcext:value-type="float">
            <text:p>6.24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3000000000" calcext:value-type="float">
            <text:p>3.00E+09</text:p>
          </table:table-cell>
          <table:table-cell table:formula="of:=[.A40]/800000000" office:value-type="float" office:value="3.75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formula="of:=1.38E-023 * 300 / (6*3.14*0.001*[.C40]/2*0.000001) * 1000000000000" office:value-type="float" office:value="0.0112689857912788" calcext:value-type="float">
            <text:p>0.011</text:p>
          </table:table-cell>
          <table:table-cell table:formula="of:=[.F40]/[.E40]" office:value-type="float" office:value="0.028172464478197" calcext:value-type="float">
            <text:p>0.028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40]*[.E40]/[.B40]" office:value-type="float" office:value="4.16" calcext:value-type="float">
            <text:p>4.16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>
          <table:table-cell table:style-name="ce1" office:value-type="float" office:value="7500000000" calcext:value-type="float">
            <text:p>7.50E+09</text:p>
          </table:table-cell>
          <table:table-cell table:formula="of:=[.A41]/800000000" office:value-type="float" office:value="9.375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formula="of:=1.38E-023 * 300 / (6*3.14*0.001*[.C41]/2*0.000001) * 1000000000000" office:value-type="float" office:value="0.0112689857912788" calcext:value-type="float">
            <text:p>0.011</text:p>
          </table:table-cell>
          <table:table-cell table:formula="of:=[.F41]/[.E41]" office:value-type="float" office:value="0.0102445325375262" calcext:value-type="float">
            <text:p>0.010</text:p>
          </table:table-cell>
          <table:table-cell office:value-type="string" calcext:value-type="string">
            <text:p>Free-standing film</text:p>
          </table:table-cell>
          <table:table-cell office:value-type="string" calcext:value-type="string">
            <text:p>PS</text:p>
          </table:table-cell>
          <table:table-cell table:formula="of:=[.C41]*[.E41]/[.B41]" office:value-type="float" office:value="4.576" calcext:value-type="float">
            <text:p>4.576</text:p>
          </table:table-cell>
          <table:table-cell office:value-type="string" calcext:value-type="string">
            <text:p>Patteson 2016</text:p>
          </table:table-cell>
          <table:table-cell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L35:Sheet1.L35">
            <calcext:condition calcext:apply-style-name="Accent" calcext:value="&gt;0.8" calcext:base-cell-address="Sheet1.L35"/>
          </calcext:conditional-format>
          <calcext:conditional-format calcext:target-range-address="Sheet1.G1:Sheet1.G1048576">
            <calcext:condition calcext:apply-style-name="Bad" calcext:value="&gt;0.8" calcext:base-cell-address="Sheet1.G1"/>
            <calcext:condition calcext:apply-style-name="Accent" calcext:value="=0" calcext:base-cell-address="Sheet1.G1"/>
          </calcext:conditional-format>
          <calcext:conditional-format calcext:target-range-address="Sheet1.E1:Sheet1.E1048576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2" calcext:type="number"/>
            </calcext:data-bar>
          </calcext:conditional-format>
          <calcext:conditional-format calcext:target-range-address="Sheet1.J1:Sheet1.J104857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5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7:28:54.52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0:47:45.872000000</meta:creation-date>
    <dc:date>2022-06-21T16:08:45.222000000</dc:date>
    <meta:editing-duration>P6DT21H2M59S</meta:editing-duration>
    <meta:editing-cycles>5</meta:editing-cycles>
    <meta:generator>LibreOffice/7.2.0.4$Windows_X86_64 LibreOffice_project/9a9c6381e3f7a62afc1329bd359cc48accb6435b</meta:generator>
    <meta:document-statistic meta:table-count="1" meta:cell-count="452" meta:object-count="0"/>
  </office:meta>
</office:document-meta>
</file>